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551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24.7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/>
      <style:text-properties fo:color="#c9211e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ri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order price</text:p>
          </table:table-cell>
          <table:table-cell office:value-type="string" calcext:value-type="string">
            <text:p>min or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CU</text:p>
          </table:table-cell>
          <table:table-cell office:value-type="string" calcext:value-type="string">
            <text:p>STM32F070CBT6</text:p>
          </table:table-cell>
          <table:table-cell office:value-type="float" office:value="3.24" calcext:value-type="float">
            <text:p>3.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table:formula="of:= [.D6] * [.F6]" office:value-type="float" office:value="9.72" calcext:value-type="float">
            <text:p>9.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e.farnell.com/stmicroelectronics/stm32f070cbt6/mcu-arm-cortex-m0-48mhz-lqfp-48/dp/2750627?st=stm32f070cb</text:p>
          </table:table-cell>
        </table:table-row>
        <table:table-row table:style-name="ro1">
          <table:table-cell/>
          <table:table-cell office:value-type="string" calcext:value-type="string">
            <text:p>USB-C</text:p>
          </table:table-cell>
          <table:table-cell office:value-type="string" calcext:value-type="string">
            <text:p>USB4085-GF-A</text:p>
          </table:table-cell>
          <table:table-cell office:value-type="float" office:value="1.73" calcext:value-type="float">
            <text:p>1.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table:formula="of:= [.D7] * [.F7]" office:value-type="float" office:value="5.19" calcext:value-type="float">
            <text:p>5.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e.farnell.com/gct-global-connector-technology/usb4085-gf-a/usb-buchse-2-0-typ-c-16pos/dp/2924867</text:p>
          </table:table-cell>
        </table:table-row>
        <table:table-row table:style-name="ro1">
          <table:table-cell/>
          <table:table-cell office:value-type="string" calcext:value-type="string">
            <text:p>MOSFET</text:p>
          </table:table-cell>
          <table:table-cell office:value-type="string" calcext:value-type="string">
            <text:p>BSP318SH6327XTSA1</text:p>
          </table:table-cell>
          <table:table-cell office:value-type="float" office:value="0.546" calcext:value-type="float">
            <text:p>0.54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" table:formula="of:= [.D8] * [.F8]" office:value-type="float" office:value="5.46" calcext:value-type="float">
            <text:p>5.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e.farnell.com/infineon/bsp318sh6327xtsa1/mosfet-n-kanal-60v-2-6a-sot-223/dp/2480638</text:p>
          </table:table-cell>
        </table:table-row>
        <table:table-row table:style-name="ro1">
          <table:table-cell/>
          <table:table-cell office:value-type="string" calcext:value-type="string">
            <text:p>LDO</text:p>
          </table:table-cell>
          <table:table-cell office:value-type="string" calcext:value-type="string">
            <text:p>LD1117S33TR</text:p>
          </table:table-cell>
          <table:table-cell office:value-type="float" office:value="0.311" calcext:value-type="float">
            <text:p>0.3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table:formula="of:= [.D9] * [.F9]" office:value-type="float" office:value="1.555" calcext:value-type="float">
            <text:p>1.5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de.farnell.com/stmicroelectronics/ld1117s33tr/ldo-spann-regler-3-3v-smd-1117/dp/1202826?st=ld1117</text:p>
          </table:table-cell>
        </table:table-row>
        <table:table-row table:style-name="ro1">
          <table:table-cell/>
          <table:table-cell office:value-type="string" calcext:value-type="string">
            <text:p>220R</text:p>
          </table:table-cell>
          <table:table-cell office:value-type="string" calcext:value-type="string">
            <text:p>WR06X221 JTL</text:p>
          </table:table-cell>
          <table:table-cell office:value-type="float" office:value="0.0043" calcext:value-type="float">
            <text:p>0.0043</text:p>
          </table:table-cell>
          <table:table-cell office:value-type="float" office:value="85" calcext:value-type="float">
            <text:p>85</text:p>
          </table:table-cell>
          <table:table-cell office:value-type="float" office:value="300" calcext:value-type="float">
            <text:p>300</text:p>
          </table:table-cell>
          <table:table-cell table:style-name="ce1" table:formula="of:= [.D10] * [.F10]" office:value-type="float" office:value="1.29" calcext:value-type="float">
            <text:p>1.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de.farnell.com/walsin/wr06x221-jtl/dickschichtwiderstand-220r-5-0/dp/2670694</text:p>
          </table:table-cell>
        </table:table-row>
        <table:table-row table:style-name="ro1"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WR06X103 JTL</text:p>
          </table:table-cell>
          <table:table-cell office:value-type="float" office:value="0.0046" calcext:value-type="float">
            <text:p>0.0046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1" table:formula="of:= [.D11] * [.F11]" office:value-type="float" office:value="0.46" calcext:value-type="float">
            <text:p>0.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de.farnell.com/walsin/wr06x103-jtl/dickschichtwiderstand-10k-5-0/dp/2670595</text:p>
          </table:table-cell>
        </table:table-row>
        <table:table-row table:style-name="ro1">
          <table:table-cell/>
          <table:table-cell office:value-type="string" calcext:value-type="string">
            <text:p>LED amber</text:p>
          </table:table-cell>
          <table:table-cell office:value-type="string" calcext:value-type="string">
            <text:p>HSMA-C280</text:p>
          </table:table-cell>
          <table:table-cell office:value-type="float" office:value="0.162" calcext:value-type="float">
            <text:p>0.162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table:style-name="ce1" table:formula="of:= [.D12] * [.F12]" office:value-type="float" office:value="16.2" calcext:value-type="float">
            <text:p>16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de.farnell.com/broadcom-limited/hsma-c280/led-gelb-90mcd-592nm-0402/dp/2494320RL</text:p>
          </table:table-cell>
        </table:table-row>
        <table:table-row table:style-name="ro1">
          <table:table-cell/>
          <table:table-cell office:value-type="string" calcext:value-type="string">
            <text:p>LED red</text:p>
          </table:table-cell>
          <table:table-cell office:value-type="string" calcext:value-type="string">
            <text:p>SML-D12V1WT86</text:p>
          </table:table-cell>
          <table:table-cell office:value-type="float" office:value="0.175" calcext:value-type="float">
            <text:p>0.17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" table:formula="of:= [.D13] * [.F13]" office:value-type="float" office:value="1.75" calcext:value-type="float">
            <text:p>1.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de.farnell.com/rohm/sml-d12v1wt86/led-rot-40mcd-630nm/dp/3434721</text:p>
          </table:table-cell>
        </table:table-row>
        <table:table-row table:style-name="ro1">
          <table:table-cell/>
          <table:table-cell office:value-type="string" calcext:value-type="string">
            <text:p>Diode rect</text:p>
          </table:table-cell>
          <table:table-cell office:value-type="string" calcext:value-type="string">
            <text:p>MBR0520L</text:p>
          </table:table-cell>
          <table:table-cell office:value-type="float" office:value="0.184" calcext:value-type="float">
            <text:p>0.18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table:formula="of:= [.D14] * [.F14]" office:value-type="float" office:value="0.92" calcext:value-type="float">
            <text:p>0.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de.farnell.com/on-semiconductor/mbr0520l/schottky-diode-0-5a-20v-smd/dp/1467521?st=MBR0520L</text:p>
          </table:table-cell>
        </table:table-row>
        <table:table-row table:style-name="ro1">
          <table:table-cell/>
          <table:table-cell office:value-type="string" calcext:value-type="string">
            <text:p>10u</text:p>
          </table:table-cell>
          <table:table-cell office:value-type="string" calcext:value-type="string">
            <text:p>CL10A106MQ8NNNC</text:p>
          </table:table-cell>
          <table:table-cell office:value-type="float" office:value="0.0542" calcext:value-type="float">
            <text:p>0.054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style-name="ce1" table:formula="of:= [.D15] * [.F15]" office:value-type="float" office:value="2.71" calcext:value-type="float">
            <text:p>2.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de.farnell.com/samsung-electro-mechanics/cl10a106mq8nnnc/kondensator-10uf-6-3v-mlcc-0603/dp/3013391</text:p>
          </table:table-cell>
        </table:table-row>
        <table:table-row table:style-name="ro1">
          <table:table-cell/>
          <table:table-cell office:value-type="string" calcext:value-type="string">
            <text:p>100n</text:p>
          </table:table-cell>
          <table:table-cell office:value-type="string" calcext:value-type="string">
            <text:p>C0603C104M5RACTU</text:p>
          </table:table-cell>
          <table:table-cell office:value-type="float" office:value="0.0175" calcext:value-type="float">
            <text:p>0.0175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style-name="ce1" table:formula="of:= [.D16] * [.F16]" office:value-type="float" office:value="1.75" calcext:value-type="float">
            <text:p>1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de.farnell.com/kemet/c0603c104m5ractu/kondensator-0-1-f-50v-20-x7r-0603/dp/2581046" xlink:type="simple">https://de.farnell.com/kemet/c0603c104m5ractu/kondensator-0-1-f-50v-20-x7r-0603/dp/2581046</text:a></text:p>
          </table:table-cell>
        </table:table-row>
        <table:table-row table:style-name="ro1">
          <table:table-cell/>
          <table:table-cell office:value-type="string" calcext:value-type="string">
            <text:p>diode sw</text:p>
          </table:table-cell>
          <table:table-cell office:value-type="string" calcext:value-type="string">
            <text:p>1N4148W RH</text:p>
          </table:table-cell>
          <table:table-cell office:value-type="float" office:value="0.0244" calcext:value-type="float">
            <text:p>0.0244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 table:style-name="ce1" table:formula="of:= [.D17] * [.F17]" office:value-type="float" office:value="7.32" calcext:value-type="float">
            <text:p>7.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de.farnell.com/taiwan-semiconductor/1n4148w/kleinsignaldiode-300v-0-15a-sod/dp/2677464?st=1n4148</text:p>
          </table:table-cell>
        </table:table-row>
        <table:table-row table:style-name="ro1">
          <table:table-cell/>
          <table:table-cell office:value-type="string" calcext:value-type="string">
            <text:p>Quartz</text:p>
          </table:table-cell>
          <table:table-cell office:value-type="string" calcext:value-type="string">
            <text:p>ABM3-8.000MHZ-D2Y-T</text:p>
          </table:table-cell>
          <table:table-cell office:value-type="float" office:value="0.742" calcext:value-type="float">
            <text:p>0.7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table:formula="of:= [.D18] * [.F18]" office:value-type="float" office:value="2.226" calcext:value-type="float">
            <text:p>2.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de.farnell.com/abracon/abm3-8-000mhz-d2y-t/quarz-8mhz-18pf-smd/dp/2101329" xlink:type="simple">https://de.farnell.com/abracon/abm3-8-000mhz-d2y-t/quarz-8mhz-18pf-smd/dp/2101329</text:a></text:p>
          </table:table-cell>
        </table:table-row>
        <table:table-row table:style-name="ro1">
          <table:table-cell/>
          <table:table-cell office:value-type="string" calcext:value-type="string">
            <text:p>18p</text:p>
          </table:table-cell>
          <table:table-cell office:value-type="string" calcext:value-type="string">
            <text:p>0603N180J500CT</text:p>
          </table:table-cell>
          <table:table-cell office:value-type="float" office:value="0.0172" calcext:value-type="float">
            <text:p>0.017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" table:formula="of:= [.D19] * [.F19]" office:value-type="float" office:value="0.172" calcext:value-type="float">
            <text:p>0.1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de.farnell.com/walsin/0603n180j500ct/kondensator-18pf-50v-5-c0g-np0/dp/2496890</text:p>
          </table:table-cell>
        </table:table-row>
        <table:table-row table:style-name="ro1">
          <table:table-cell/>
          <table:table-cell office:value-type="string" calcext:value-type="string">
            <text:p>Ferrit</text:p>
          </table:table-cell>
          <table:table-cell office:value-type="string" calcext:value-type="string">
            <text:p>BLM18AG102SN1D</text:p>
          </table:table-cell>
          <table:table-cell office:value-type="float" office:value="0.0264" calcext:value-type="float">
            <text:p>0.026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1" table:formula="of:= [.D20] * [.F20]" office:value-type="float" office:value="0.396" calcext:value-type="float">
            <text:p>0.3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de.farnell.com/murata/blm18ag102sn1d/ferritperle-0-5ohm-0-4a-25-0603/dp/1515671" xlink:type="simple">https://de.farnell.com/murata/blm18ag102sn1d/ferritperle-0-5ohm-0-4a-25-0603/dp/1515671</text:a></text:p>
          </table:table-cell>
        </table:table-row>
        <table:table-row table:style-name="ro1">
          <table:table-cell table:number-columns-repeated="6"/>
          <table:table-cell table:style-name="ce1" table:formula="of:= [.D21] * [.F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" table:formula="of:= [.D22] * [.F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2" table:formula="of:=SUM([.G6:.G23])" office:value-type="float" office:value="57.119" calcext:value-type="float">
            <text:p>57.119</text:p>
          </table:table-cell>
          <table:table-cell table:number-columns-repeated="2"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compatible</text:p>
          </table:table-cell>
          <table:table-cell office:value-type="string" calcext:value-type="string">
            <text:p>https://de.farnell.com/stmicroelectronics/stm32f302c6t6/mcu-32bit-cortex-m4-72mhz-lqfp/dp/2424417?st=stm32f302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https://de.farnell.com/stmicroelectronics/stm32f373cbt6/mcu-32bit-cortex-m4f-72mhz-lqfp/dp/2333275?st=stm32f3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21:49:18.7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16T22:36:21.768000000</dc:date>
    <meta:editing-duration>PT1H11M36S</meta:editing-duration>
    <meta:editing-cycles>19</meta:editing-cycles>
    <meta:generator>LibreOffice/7.1.0.3$Windows_X86_64 LibreOffice_project/f6099ecf3d29644b5008cc8f48f42f4a40986e4c</meta:generator>
    <meta:document-statistic meta:table-count="1" meta:cell-count="131" meta:object-count="0"/>
  </office:meta>
</office:document-meta>
</file>